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15cm" draw:stroke-linejoin="round" svg:stroke-linecap="butt" draw:fill="none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withoutfill">
      <style:graphic-properties draw:stroke="solid" draw:stroke-dash="Ultrafine_20_Dashed" draw:marker-end="Short_20_line_20_Arrow" draw:marker-end-width="0.15cm" draw:stroke-linejoin="round" svg:stroke-linecap="butt" draw:fill="none" draw:textarea-vertical-align="middle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674cm" fo:min-width="3.1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408cm"/>
    </style:style>
    <style:style style:name="gr8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32cm" fo:min-width="1.7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345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763cm" fo:min-width="3.244cm" fo:padding-top="0.139cm" fo:padding-bottom="0.139cm" fo:padding-left="0.264cm" fo:padding-right="0.2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solid" draw:fill-color="#dddddd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127cm" svg:x="2.807cm" svg:y="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127cm" svg:height="0.127cm" svg:x="5.308cm" svg:y="3.2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127cm" svg:height="0.127cm" svg:x="4.808cm" svg:y="5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.934cm" svg:y1="2.204cm" svg:x2="5.326cm" svg:y2="3.35cm" draw:start-shape="id1" draw:start-glue-point="10" draw:end-shape="id2" draw:end-glue-point="7" svg:d="M2934 2204l2392 1146" svg:viewBox="0 0 2393 1147">
          <text:p/>
        </draw:connector>
        <draw:connector draw:style-name="gr2" draw:text-style-name="P2" draw:layer="layout" draw:type="line" svg:x1="5.372cm" svg:y1="3.368cm" svg:x2="4.826cm" svg:y2="5.459cm" draw:start-shape="id2" draw:start-glue-point="8" draw:end-shape="id3" draw:end-glue-point="5" svg:d="M5372 3368l-546 2091" svg:viewBox="0 0 547 2092">
          <text:p/>
        </draw:connector>
        <draw:g>
          <svg:title>TexMaths</svg:title>
          <svg:desc>12§display§a§svg§600§FALSE§</svg:desc>
          <draw:polygon draw:style-name="gr3" draw:text-style-name="P3" draw:layer="layout" svg:width="0.222cm" svg:height="0.181cm" svg:x="2.554cm" svg:y="2.048cm" svg:viewBox="0 0 223 182" draw:points="112,182 0,182 0,0 223,0 223,182">
            <text:p/>
          </draw:polygon>
          <draw:path draw:style-name="gr4" draw:text-style-name="P4" draw:layer="layout" svg:width="0.193cm" svg:height="0.191cm" svg:x="2.571cm" svg:y="2.042cm" svg:viewBox="0 0 194 192" svg:d="M141 28c-8-16-20-28-39-28-49 0-102 62-102 125 0 39 23 67 56 67 9 0 30-1 56-31 3 18 17 31 38 31 15 0 25-10 31-23 7-15 13-42 13-42 0-5-3-5-5-5-4 0-4 3-6 9-7 27-15 51-32 51-12 0-13-10-13-19s1-12 6-31c5-18 5-22 9-38l15-59c3-12 3-13 3-15 0-7-4-12-12-12-10 0-16 10-18 20zM114 137c-3 8-2 8-8 15-20 24-36 30-48 30-22 0-28-22-28-39 0-21 13-73 24-93 13-25 31-40 49-40 28 0 34 34 34 37 0 2-2 5-3 7z">
            <text:p/>
          </draw:path>
        </draw:g>
        <draw:g>
          <svg:title>TexMaths</svg:title>
          <svg:desc>12§display§b§svg§600§FALSE§</svg:desc>
          <draw:polygon draw:style-name="gr3" draw:text-style-name="P3" draw:layer="layout" svg:width="0.18cm" svg:height="0.292cm" svg:x="5.153cm" svg:y="2.844cm" svg:viewBox="0 0 181 293" draw:points="91,293 0,293 0,0 181,0 181,293">
            <text:p/>
          </draw:polygon>
          <draw:path draw:style-name="gr4" draw:text-style-name="P4" draw:layer="layout" svg:width="0.155cm" svg:height="0.298cm" svg:x="5.173cm" svg:y="2.843cm" svg:viewBox="0 0 156 299" svg:d="M82 5c0 0 0-5-6-5-10 0-41 4-52 5-4 0-8 0-8 8 0 5 4 5 10 5 21 0 22 2 22 7 0 3-5 17-6 27l-35 138c-6 20-7 27-7 42 0 41 23 67 54 67 50 0 102-64 102-125 0-38-22-67-57-67-19 0-37 12-49 25zM42 165c2-9 2-10 6-15 20-28 40-34 51-34 15 0 27 12 27 40 0 25-15 73-22 90-14 28-33 43-50 43-14 0-29-12-29-43 0-7 0-15 7-42z">
            <text:p/>
          </draw:path>
        </draw:g>
        <draw:g>
          <svg:title>TexMaths</svg:title>
          <svg:desc>12§display§c§svg§600§FALSE§</svg:desc>
          <draw:polygon draw:style-name="gr3" draw:text-style-name="P3" draw:layer="layout" svg:width="0.183cm" svg:height="0.181cm" svg:x="4.953cm" svg:y="5.149cm" svg:viewBox="0 0 184 182" draw:points="91,182 0,182 0,0 184,0 184,182">
            <text:p/>
          </draw:polygon>
          <draw:path draw:style-name="gr4" draw:text-style-name="P4" draw:layer="layout" svg:width="0.165cm" svg:height="0.191cm" svg:x="4.97cm" svg:y="5.143cm" svg:viewBox="0 0 166 192" svg:d="M152 26c-8 0-14 0-20 6-7 6-7 14-7 17 0 10 7 15 16 15 12 0 24-10 24-28 0-20-21-36-51-36-57 0-114 61-114 120 0 38 25 72 69 72 61 0 97-44 97-50 0-3-2-5-6-5-1 0-2 1-5 3-34 42-80 42-85 42-27 0-39-20-39-45 0-18 9-59 23-85 13-24 37-42 60-42 15 0 32 4 38 16z">
            <text:p/>
          </draw:path>
        </draw:g>
        <draw:connector draw:style-name="gr5" draw:text-style-name="P2" draw:layer="layout" draw:type="line" svg:x1="2.916cm" svg:y1="2.249cm" svg:x2="4.808cm" svg:y2="5.505cm" draw:start-shape="id1" draw:start-glue-point="9" draw:end-shape="id3" draw:end-glue-point="6" svg:d="M2916 2249l1892 3256" svg:viewBox="0 0 1893 3257">
          <text:p/>
        </draw:connector>
        <draw:g>
          <svg:title>TexMaths</svg:title>
          <svg:desc>8§display§f§svg§600§FALSE§</svg:desc>
          <draw:polygon draw:style-name="gr3" draw:text-style-name="P3" draw:layer="layout" svg:width="0.167cm" svg:height="0.249cm" svg:x="4.155cm" svg:y="2.649cm" svg:viewBox="0 0 168 250" draw:points="84,250 0,250 0,0 168,0 168,250">
            <text:p/>
          </draw:polygon>
          <draw:path draw:style-name="gr4" draw:text-style-name="P4" draw:layer="layout" svg:width="0.14cm" svg:height="0.256cm" svg:x="4.17cm" svg:y="2.645cm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g>
          <svg:title>TexMaths</svg:title>
          <svg:desc>8§display§g§svg§600§FALSE§</svg:desc>
          <draw:polygon draw:style-name="gr3" draw:text-style-name="P3" draw:layer="layout" svg:width="0.144cm" svg:height="0.175cm" svg:x="5.057cm" svg:y="4.549cm" svg:viewBox="0 0 145 176" draw:points="72,176 0,176 0,0 145,0 145,176">
            <text:p/>
          </draw:polygon>
          <draw:path draw:style-name="gr4" draw:text-style-name="P4" draw:layer="layout" svg:width="0.129cm" svg:height="0.181cm" svg:x="5.061cm" svg:y="4.545cm" svg:viewBox="0 0 130 182" svg:d="M129 18c1-1 1-3 1-4 0-5-3-8-8-8-3 0-11 2-11 12-6-11-16-18-27-18-33 0-67 39-67 80 0 28 17 45 37 45 16 0 30-14 33-16-6 24-9 36-9 37-1 2-11 30-41 30-5 0-15 0-23-3 9-2 12-9 12-14s-3-11-11-11c-6 0-15 6-15 17s10 17 38 17c35 0 56-22 60-38zM92 89c-1 7-8 14-14 20-6 4-15 9-23 9-14 0-18-14-18-25 0-14 8-48 15-62 8-13 20-25 32-25 19 0 23 23 23 24 0 2 0 4-1 4z">
            <text:p/>
          </draw:path>
        </draw:g>
        <draw:g>
          <svg:title>TexMaths</svg:title>
          <svg:desc>8§display§g \circ f§svg§600§FALSE§</svg:desc>
          <draw:polygon draw:style-name="gr3" draw:text-style-name="P3" draw:layer="layout" svg:width="0.576cm" svg:height="0.249cm" draw:transform="rotate (-1.00338978697154) translate (3.79523366774053cm 3.56578126815748cm)" svg:viewBox="0 0 577 250" draw:points="289,250 0,250 0,0 577,0 577,250">
            <text:p/>
          </draw:polygon>
          <draw:path draw:style-name="gr4" draw:text-style-name="P4" draw:layer="layout" svg:width="0.129cm" svg:height="0.182cm" draw:transform="rotate (-1.00338978697154) translate (3.73796980845994cm 3.60702135059543cm)" svg:viewBox="0 0 130 183" svg:d="M129 18c1-1 1-3 1-4 0-5-4-8-8-8-3 0-11 2-12 12-5-11-15-18-26-18-33 0-67 39-67 80 0 28 17 45 37 45 16 0 30-14 33-16-6 25-9 37-9 38-1 2-11 30-41 30-5 0-15-1-23-3 9-3 12-10 12-15 0-4-3-10-11-10-6 0-15 6-15 17s10 17 38 17c35 0 56-22 60-39zM92 89c-2 7-8 14-14 20-6 5-15 9-23 9-14 0-18-14-18-25 0-14 8-47 15-62 8-13 20-25 32-25 18 0 22 23 22 24 0 2 0 4 0 4z">
            <text:p/>
          </draw:path>
          <draw:path draw:style-name="gr4" draw:text-style-name="P4" draw:layer="layout" svg:width="0.109cm" svg:height="0.109cm" draw:transform="rotate (-1.00338978697154) translate (3.8556339463984cm 3.7901562558027cm)" svg:viewBox="0 0 110 110" svg:d="M110 55c0-30-25-55-55-55s-55 26-55 55c0 30 25 55 55 55s55-24 55-55zM55 98c-25 0-44-20-44-43 0-24 20-44 44-44 23 0 44 19 44 44 0 24-21 43-44 43z">
            <text:p/>
          </draw:path>
          <draw:path draw:style-name="gr4" draw:text-style-name="P4" draw:layer="layout" svg:width="0.14cm" svg:height="0.256cm" draw:transform="rotate (-1.00338978697154) translate (4.02656594292122cm 3.92131199298409cm)" svg:viewBox="0 0 141 257" svg:d="M89 86h24c5 0 9 0 9-6 0-2-4-2-8-2h-24l7-33c1-6 5-26 6-29 3-6 7-10 14-10 1 0 8 0 13 5-12 2-15 11-15 15 0 7 5 10 11 10 7 0 15-6 15-17 0-13-13-19-24-19-10 0-28 5-36 33-2 6-3 9-10 45h-19c-6 0-9 0-9 4s3 4 8 4h19l-21 112c-6 27-11 53-25 53-1 0-8 0-14-5 13-1 16-11 16-15 0-7-5-11-11-11-7 0-15 7-15 18 0 12 13 19 24 19 15 0 27-17 32-27 9-19 15-52 16-55z">
            <text:p/>
          </draw:path>
        </draw:g>
        <draw:connector draw:style-name="gr2" draw:text-style-name="P2" draw:layer="layout" draw:type="curve" svg:x1="2.825cm" svg:y1="2.158cm" svg:x2="2.934cm" svg:y2="2.204cm" draw:start-shape="id1" draw:start-glue-point="5" draw:end-shape="id1" draw:end-glue-point="10" svg:d="M2825 2158c0-780 305-651 520-444s340 490-411 490" svg:viewBox="0 0 686 649">
          <text:p/>
        </draw:connector>
        <draw:connector draw:style-name="gr2" draw:text-style-name="P2" draw:layer="layout" draw:type="curve" svg:x1="5.372cm" svg:y1="3.241cm" svg:x2="5.417cm" svg:y2="3.35cm" draw:start-shape="id2" draw:start-glue-point="4" draw:end-shape="id2" draw:end-glue-point="9" svg:d="M5372 3241c0-753 282-627 488-412s335 521-443 521" svg:viewBox="0 0 646 687">
          <text:p/>
        </draw:connector>
        <draw:connector draw:style-name="gr2" draw:text-style-name="P2" draw:layer="layout" draw:type="curve" svg:x1="4.917cm" svg:y1="5.459cm" svg:x2="4.872cm" svg:y2="5.568cm" draw:start-shape="id3" draw:start-glue-point="11" draw:end-shape="id3" draw:end-glue-point="8" svg:d="M4917 5459c778 0 649 305 443 520s-488 340-488-411" svg:viewBox="0 0 646 686">
          <text:p/>
        </draw:connector>
        <draw:custom-shape draw:style-name="gr6" draw:text-style-name="P2" draw:layer="layout" svg:width="5.207cm" svg:height="5.588cm" svg:x="1.635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0.908cm" svg:height="0.886cm" svg:x="3.705cm" svg:y="6.623cm">
          <draw:text-box>
            <text:p><text:span text:style-name="T1">A</text:span></text:p>
          </draw:text-box>
        </draw:frame>
        <draw:custom-shape draw:style-name="gr8" draw:text-style-name="P6" draw:layer="layout" svg:width="2.54cm" svg:height="0.762cm" svg:x="6.969cm" svg:y="3.4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7" draw:layer="layout" svg:width="0.845cm" svg:height="0.886cm" svg:x="7.604cm" svg:y="2.908cm">
          <draw:text-box>
            <text:p><text:span text:style-name="T2">F</text:span></text:p>
          </draw:text-box>
        </draw:frame>
        <draw:g>
          <svg:title>TexMaths</svg:title>
          <svg:desc>6§display§id_a§svg§600§FALSE§</svg:desc>
          <draw:polygon draw:style-name="gr3" draw:text-style-name="P3" draw:layer="layout" svg:width="0.273cm" svg:height="0.177cm" svg:x="3.439cm" svg:y="1.552cm" svg:viewBox="0 0 274 178" draw:points="137,178 0,178 0,0 274,0 274,178">
            <text:p/>
          </draw:polygon>
          <draw:path draw:style-name="gr4" draw:text-style-name="P4" draw:layer="layout" svg:width="0.055cm" svg:height="0.141cm" svg:x="3.445cm" svg:y="1.558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3.52cm" svg:y="1.551cm" svg:viewBox="0 0 101 149" svg:d="M101 2c0 0 0-2-2-2-4 0-24 2-27 2-2 0-3 2-3 5 0 2 1 2 4 2 11 0 11 1 11 4v4l-13 50c-4-8-10-14-20-14-25 0-51 32-51 62 0 20 11 34 28 34 4 0 15-1 28-16 2 9 9 16 19 16 8 0 13-4 16-12 3-7 6-20 6-21s-1-1-2-1c-2 0-2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075cm" svg:height="0.066cm" svg:x="3.63cm" svg:y="1.664cm" svg:viewBox="0 0 76 67" svg:d="M54 9c-4-5-8-9-16-9-19 0-38 21-38 43 0 14 10 24 22 24 9 0 16-5 22-10 2 8 11 10 15 10 5 0 9-3 12-8 3-6 5-14 5-15s-2-1-2-1c-2 0-2 0-4 4-1 7-5 16-11 16-3 0-4-3-4-7 0-3 1-8 1-12 2-4 3-10 4-13l3-12c1-3 2-11 2-11 0-4-2-5-4-5-3 0-6 2-7 6zM44 47c-1 4-4 7-7 10-2 1-8 6-14 6s-11-4-11-14c0-8 4-25 8-30 6-12 14-15 18-15 11 0 14 12 14 13s0 2-1 2z">
            <text:p/>
          </draw:path>
        </draw:g>
        <draw:g>
          <svg:title>TexMaths</svg:title>
          <svg:desc>6§display§id_b§svg§600§FALSE§</svg:desc>
          <draw:polygon draw:style-name="gr3" draw:text-style-name="P3" draw:layer="layout" svg:width="0.255cm" svg:height="0.177cm" svg:x="5.939cm" svg:y="2.653cm" svg:viewBox="0 0 256 178" draw:points="128,178 0,178 0,0 256,0 256,178">
            <text:p/>
          </draw:polygon>
          <draw:path draw:style-name="gr4" draw:text-style-name="P4" draw:layer="layout" svg:width="0.055cm" svg:height="0.141cm" svg:x="5.945cm" svg:y="2.659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6.02cm" svg:y="2.652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06cm" svg:height="0.103cm" svg:x="6.13cm" svg:y="2.728cm" svg:viewBox="0 0 61 104" svg:d="M29 4l1-2c0-1-1-2-2-2-3 0-15 1-20 1-1 1-3 1-3 4 0 2 2 2 4 2 7 0 7 1 7 2s-1 7-2 11l-3 13c-2 5-10 38-10 40-1 3-1 5-1 7 0 15 10 24 22 24 19 0 39-19 39-42 0-17-12-24-23-24-8 0-14 4-19 8zM22 100c-7 0-11-6-11-15 0-5 1-11 5-27 1-3 1-3 4-6 5-7 12-10 18-10 5 0 11 4 11 14 0 6-4 21-8 30-4 7-12 14-19 14z">
            <text:p/>
          </draw:path>
        </draw:g>
        <draw:g>
          <svg:title>TexMaths</svg:title>
          <svg:desc>6§display§id_c§svg§600§FALSE§</svg:desc>
          <draw:polygon draw:style-name="gr3" draw:text-style-name="P3" draw:layer="layout" svg:width="0.256cm" svg:height="0.177cm" svg:x="5.44cm" svg:y="5.954cm" svg:viewBox="0 0 257 178" draw:points="129,178 0,178 0,0 257,0 257,178">
            <text:p/>
          </draw:polygon>
          <draw:path draw:style-name="gr4" draw:text-style-name="P4" draw:layer="layout" svg:width="0.055cm" svg:height="0.141cm" svg:x="5.446cm" svg:y="5.96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5.521cm" svg:y="5.953cm" svg:viewBox="0 0 101 149" svg:d="M101 2c0 0 0-2-3-2s-23 2-27 2c-2 0-3 2-3 5 0 2 2 2 5 2 10 0 11 1 11 4l-1 4-12 50c-5-8-10-14-20-14-25 0-51 32-51 62 0 20 11 34 28 34 4 0 15-1 28-16 2 9 9 16 19 16 8 0 12-4 15-12 4-7 7-20 7-21s-2-1-2-1c-3 0-3 0-3 3-4 14-8 27-17 27-6 0-6-6-6-10 0-5 0-7 1-10zM57 122c-1 3-1 4-4 8-10 11-18 15-24 15-11 0-14-12-14-20 0-11 7-37 12-46 7-13 16-21 25-21 13 0 16 18 16 19s0 2-1 3z">
            <text:p/>
          </draw:path>
          <draw:path draw:style-name="gr4" draw:text-style-name="P4" draw:layer="layout" svg:width="0.064cm" svg:height="0.066cm" svg:x="5.631cm" svg:y="6.066cm" svg:viewBox="0 0 65 67" svg:d="M56 8c-6 2-7 6-7 9 0 4 3 5 5 5 4 0 9-2 9-9 0-10-12-13-20-13-22 0-43 20-43 41 0 13 9 26 28 26 25 0 37-15 37-17 0-1-2-2-3-2s-1 0-3 1c-11 14-28 14-31 14-11 0-15-7-15-17 0-4 1-20 9-30 6-8 13-12 21-12 2 0 9 0 13 4z">
            <text:p/>
          </draw:path>
        </draw:g>
        <draw:custom-shape draw:style-name="gr1" draw:text-style-name="P1" xml:id="id4" draw:id="id4" draw:layer="layout" svg:width="0.127cm" svg:height="0.127cm" svg:x="10.607cm" svg:y="2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127cm" svg:x="13.108cm" svg:y="3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27cm" svg:height="0.127cm" svg:x="12.608cm" svg:y="5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734cm" svg:y1="2.205cm" svg:x2="13.126cm" svg:y2="3.351cm" draw:start-shape="id4" draw:start-glue-point="10" draw:end-shape="id5" draw:end-glue-point="7" svg:d="M10734 2205l2392 1146" svg:viewBox="0 0 2393 1147">
          <text:p/>
        </draw:connector>
        <draw:connector draw:style-name="gr2" draw:text-style-name="P2" draw:layer="layout" draw:type="line" svg:x1="13.172cm" svg:y1="3.369cm" svg:x2="12.626cm" svg:y2="5.46cm" draw:start-shape="id5" draw:start-glue-point="8" draw:end-shape="id6" draw:end-glue-point="5" svg:d="M13172 3369l-546 2091" svg:viewBox="0 0 547 2092">
          <text:p/>
        </draw:connector>
        <draw:g>
          <svg:title>TexMaths</svg:title>
          <svg:desc>7§display§F(a)§svg§600§FALSE§</svg:desc>
          <draw:polygon draw:style-name="gr3" draw:text-style-name="P3" draw:layer="layout" svg:width="0.511cm" svg:height="0.244cm" svg:x="10.054cm" svg:y="2.045cm" svg:viewBox="0 0 512 245" draw:points="256,245 0,245 0,0 512,0 512,245">
            <text:p/>
          </draw:polygon>
          <draw:path draw:style-name="gr4" draw:text-style-name="P4" draw:layer="layout" svg:width="0.175cm" svg:height="0.167cm" svg:x="10.063cm" svg:y="2.061cm" svg:viewBox="0 0 176 168" svg:d="M66 87h24c18 0 20 5 20 12 0 2 0 4-2 11 0 2-1 3-1 3 0 2 2 4 4 4s2-1 3-6l13-53c1-3 1-3 1-4s0-3-3-3c-2 0-3 1-3 5-5 19-11 24-32 24h-23l16-63c2-9 2-9 14-9h32c30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ath draw:style-name="gr4" draw:text-style-name="P4" draw:layer="layout" svg:width="0.057cm" svg:height="0.245cm" svg:x="10.27cm" svg:y="2.044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112cm" svg:height="0.111cm" svg:x="10.351cm" svg:y="2.119cm" svg:viewBox="0 0 113 112" svg:d="M83 16c-5-9-12-16-24-16-28 0-59 36-59 73 0 23 13 39 33 39 5 0 17-1 32-18 2 10 11 18 22 18 10 0 15-6 19-13 4-10 7-25 7-25 0-3-2-3-2-3-3 0-3 2-4 5-4 16-9 30-19 30-7 0-8-6-8-11 0-6 1-7 4-18s3-13 6-22l8-35c2-7 2-7 2-8 0-4-3-7-7-7-6 0-10 5-10 11zM66 80c-1 5-1 5-4 9-12 14-21 17-28 17-13 0-17-13-17-23 0-12 8-42 14-54 8-14 19-23 29-23 16 0 20 20 20 21 0 2-1 3-2 4z">
            <text:p/>
          </draw:path>
          <draw:path draw:style-name="gr4" draw:text-style-name="P4" draw:layer="layout" svg:width="0.057cm" svg:height="0.245cm" svg:x="10.484cm" svg:y="2.044cm" svg:viewBox="0 0 58 246" svg:d="M58 123c0-19-3-49-17-77-14-30-36-46-38-46s-3 1-3 3l5 5c24 25 38 64 38 115 0 43-9 86-40 117-3 3-3 3-3 4s1 2 3 2 24-17 39-48c13-27 16-54 16-75z">
            <text:p/>
          </draw:path>
        </draw:g>
        <draw:g>
          <svg:title>TexMaths</svg:title>
          <svg:desc>7§display§F(b)§svg§600§FALSE§</svg:desc>
          <draw:polygon draw:style-name="gr3" draw:text-style-name="P3" draw:layer="layout" svg:width="0.488cm" svg:height="0.244cm" svg:x="12.654cm" svg:y="2.846cm" svg:viewBox="0 0 489 245" draw:points="245,245 0,245 0,0 489,0 489,245">
            <text:p/>
          </draw:polygon>
          <draw:path draw:style-name="gr4" draw:text-style-name="P4" draw:layer="layout" svg:width="0.175cm" svg:height="0.167cm" svg:x="12.663cm" svg:y="2.862cm" svg:viewBox="0 0 176 168" svg:d="M66 87h24c18 0 20 5 20 12 0 2 0 4-1 11-1 2-2 3-2 3 0 2 2 4 4 4s2-1 3-6l14-53c0-3 0-3 0-4s0-3-3-3c-2 0-2 1-3 5-5 19-11 24-32 24h-23l16-63c2-9 2-9 14-9h33c30 0 35 8 35 27 0 6 0 6 0 13-1 3-1 4-1 4 0 2 1 3 3 3 3 0 3-1 3-5l6-43c1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2.87cm" svg:y="2.845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09cm" svg:height="0.173cm" svg:x="12.953cm" svg:y="2.859cm" svg:viewBox="0 0 91 174" svg:d="M48 3c0 0 0-3-4-3-5 0-24 2-30 3-2 0-5 0-5 5 0 2 3 2 6 2 12 0 13 2 13 5 0 1-3 9-3 15l-21 80c-3 12-4 16-4 25 0 24 13 39 32 39 29 0 59-37 59-73 0-22-13-39-33-39-11 0-22 7-29 15zM25 96c1-5 1-6 3-9 12-16 23-19 30-19 9 0 16 7 16 23 0 15-9 42-13 52-8 16-20 25-29 25s-17-7-17-25c0-4 0-9 4-24z">
            <text:p/>
          </draw:path>
          <draw:path draw:style-name="gr4" draw:text-style-name="P4" draw:layer="layout" svg:width="0.057cm" svg:height="0.245cm" svg:x="13.06cm" svg:y="2.845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c)§svg§600§FALSE§</svg:desc>
          <draw:polygon draw:style-name="gr3" draw:text-style-name="P3" draw:layer="layout" svg:width="0.488cm" svg:height="0.244cm" svg:x="12.754cm" svg:y="5.146cm" svg:viewBox="0 0 489 245" draw:points="244,245 0,245 0,0 489,0 489,245">
            <text:p/>
          </draw:polygon>
          <draw:path draw:style-name="gr4" draw:text-style-name="P4" draw:layer="layout" svg:width="0.175cm" svg:height="0.167cm" svg:x="12.763cm" svg:y="5.162cm" svg:viewBox="0 0 176 168" svg:d="M66 87h24c18 0 20 5 20 12 0 2 0 4-2 11 0 2-1 3-1 3 0 2 2 4 4 4s2-1 3-6l13-53c1-3 1-3 1-4s0-3-3-3c-2 0-3 1-3 5-5 19-11 24-32 24h-23l16-63c2-9 2-9 14-9h32c31 0 36 8 36 27 0 6 0 6-1 13 0 3 0 4 0 4 0 2 0 3 3 3 2 0 3-1 3-5l6-43c0-7-1-7-7-7h-121c-5 0-7 0-7 5 0 3 2 3 6 3 9 0 16 0 16 4 0 1 0 1-1 6l-33 130c-2 10-2 12-22 12-4 0-7 0-7 5 0 3 3 3 3 3 8 0 26-1 33-1 9 0 29 1 37 1 3 0 5 0 5-5 0-2-1-2-1-3-1 0-1 0-7 0s-7 0-13-1c-7 0-8-1-8-5 0 0 0-2 1-5z">
            <text:p/>
          </draw:path>
          <draw:path draw:style-name="gr4" draw:text-style-name="P4" draw:layer="layout" svg:width="0.057cm" svg:height="0.245cm" svg:x="12.97cm" svg:y="5.145cm" svg:viewBox="0 0 58 246" svg:d="M58 244c0-1 0-1-5-6-31-30-38-77-38-115 0-43 9-85 40-116 3-4 3-4 3-4 0-2-1-3-3-3-3 0-25 17-40 48-12 27-15 55-15 75s3 49 16 77c15 31 36 46 39 46 2 0 3-1 3-2z">
            <text:p/>
          </draw:path>
          <draw:path draw:style-name="gr4" draw:text-style-name="P4" draw:layer="layout" svg:width="0.096cm" svg:height="0.111cm" svg:x="13.051cm" svg:y="5.22cm" svg:viewBox="0 0 97 112" svg:d="M88 15c-4 0-8 0-11 4-4 3-4 8-4 10 0 5 4 8 9 8 7 0 14-6 14-16 0-12-12-21-30-21-33 0-66 36-66 70 0 22 15 42 40 42 36 0 57-26 57-30 0-1-2-2-4-2-1 0-1 0-3 2-19 24-47 24-49 24-16 0-23-12-23-26 0-11 5-35 13-50 8-14 22-24 35-24 9 0 19 2 22 9z">
            <text:p/>
          </draw:path>
          <draw:path draw:style-name="gr4" draw:text-style-name="P4" draw:layer="layout" svg:width="0.057cm" svg:height="0.245cm" svg:x="13.161cm" svg:y="5.145cm" svg:viewBox="0 0 58 246" svg:d="M58 123c0-19-3-49-17-77-14-30-36-46-38-46s-3 1-3 3l5 5c24 25 38 64 38 115 0 43-9 86-40 117-3 3-3 3-3 4s1 2 3 2 24-17 39-48c13-27 16-54 16-75z">
            <text:p/>
          </draw:path>
        </draw:g>
        <draw:connector draw:style-name="gr5" draw:text-style-name="P2" draw:layer="layout" draw:type="line" svg:x1="10.716cm" svg:y1="2.25cm" svg:x2="12.608cm" svg:y2="5.506cm" draw:start-shape="id4" draw:start-glue-point="9" draw:end-shape="id6" draw:end-glue-point="6" svg:d="M10716 2250l1892 3256" svg:viewBox="0 0 1893 3257">
          <text:p/>
        </draw:connector>
        <draw:g>
          <svg:title>TexMaths</svg:title>
          <svg:desc>7§display§F(f)§svg§600§FALSE§</svg:desc>
          <draw:polygon draw:style-name="gr3" draw:text-style-name="P3" draw:layer="layout" svg:width="0.529cm" svg:height="0.244cm" svg:x="11.555cm" svg:y="2.548cm" svg:viewBox="0 0 530 245" draw:points="265,245 0,245 0,0 530,0 530,245">
            <text:p/>
          </draw:polygon>
          <draw:path draw:style-name="gr4" draw:text-style-name="P4" draw:layer="layout" svg:width="0.175cm" svg:height="0.167cm" svg:x="11.564cm" svg:y="2.564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1.771cm" svg:y="2.547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svg:x="11.855cm" svg:y="2.558cm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4-10 14-14 0-5-5-9-10-9-6 0-13 6-13 16s11 16 21 16c13 0 24-14 28-23 8-16 13-46 14-48z">
            <text:p/>
          </draw:path>
          <draw:path draw:style-name="gr4" draw:text-style-name="P4" draw:layer="layout" svg:width="0.057cm" svg:height="0.245cm" svg:x="12.002cm" svg:y="2.547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g)§svg§600§FALSE§</svg:desc>
          <draw:polygon draw:style-name="gr3" draw:text-style-name="P3" draw:layer="layout" svg:width="0.508cm" svg:height="0.244cm" svg:x="12.658cm" svg:y="4.247cm" svg:viewBox="0 0 509 245" draw:points="254,245 0,245 0,0 509,0 509,245">
            <text:p/>
          </draw:polygon>
          <draw:path draw:style-name="gr4" draw:text-style-name="P4" draw:layer="layout" svg:width="0.175cm" svg:height="0.167cm" svg:x="12.667cm" svg:y="4.263cm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svg:x="12.874cm" svg:y="4.246cm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12cm" svg:height="0.158cm" svg:x="12.949cm" svg:y="4.321cm" svg:viewBox="0 0 113 159" svg:d="M113 16c0-1 0-3 0-4 0-4-2-7-7-7-2 0-9 2-9 10-5-9-14-15-23-15-29 0-59 34-59 70 0 24 14 39 33 39 14 0 26-12 28-14-5 22-8 32-8 33-1 2-9 26-36 26-4 0-12 0-19-2 7-2 10-9 10-13s-3-9-10-9c-5 0-13 5-13 15 0 9 9 14 33 14 31 0 49-19 52-33zM81 78c-2 6-7 12-13 17-5 4-13 8-20 8-12 0-16-12-16-22 0-12 7-41 14-54 7-12 17-21 28-21 16 0 19 19 19 21 0 1 0 2-1 3z">
            <text:p/>
          </draw:path>
          <draw:path draw:style-name="gr4" draw:text-style-name="P4" draw:layer="layout" svg:width="0.057cm" svg:height="0.245cm" svg:x="13.085cm" svg:y="4.246cm" svg:viewBox="0 0 58 246" svg:d="M58 123c0-19-3-49-17-77-14-30-36-46-38-46s-3 1-3 3l5 5c24 25 38 64 38 115 0 43-9 86-39 117-4 3-4 3-4 4s1 2 3 2 24-17 39-48c13-27 16-54 16-75z">
            <text:p/>
          </draw:path>
        </draw:g>
        <draw:g>
          <svg:title>TexMaths</svg:title>
          <svg:desc>7§display§F(g) \circ F(f)§svg§600§FALSE§</svg:desc>
          <draw:polygon draw:style-name="gr3" draw:text-style-name="P3" draw:layer="layout" svg:width="1.269cm" svg:height="0.244cm" draw:transform="rotate (-1.05103727555099) translate (11.4107638110643cm 3.17911538244904cm)" svg:viewBox="0 0 1270 245" draw:points="635,245 0,245 0,0 1270,0 1270,245">
            <text:p/>
          </draw:polygon>
          <draw:path draw:style-name="gr4" draw:text-style-name="P4" draw:layer="layout" svg:width="0.175cm" svg:height="0.167cm" draw:transform="rotate (-1.05103727555099) translate (11.4007265271791cm 3.19534539786574cm)" svg:viewBox="0 0 176 168" svg:d="M66 87h24c18 0 20 5 20 12 0 2 0 4-1 11-1 2-2 3-2 3 0 2 2 4 4 4s2-1 3-6l13-53c1-3 1-3 1-4s0-3-3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draw:transform="rotate (-1.05103727555099) translate (11.5188172451266cm 3.36653302550782cm)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12cm" svg:height="0.158cm" draw:transform="rotate (-1.05103727555099) translate (11.4901663802624cm 3.46843160798291cm)" svg:viewBox="0 0 113 159" svg:d="M113 16c0-1 0-3 0-4 0-4-2-7-7-7-2 0-9 2-9 10-5-9-14-15-23-15-29 0-59 34-59 70 0 24 14 39 33 39 14 0 26-12 28-14-5 22-8 32-8 33-1 2-9 26-36 26-4 0-12 0-19-2 7-2 10-9 10-13s-3-9-10-9c-5 0-13 5-13 15 0 9 9 14 33 14 31 0 49-19 52-33zM81 78c-2 6-7 12-13 17-5 4-13 8-20 8-12 0-16-12-16-22 0-12 7-41 14-54 7-12 17-21 28-21 16 0 19 19 19 21 0 1 0 2-1 3z">
            <text:p/>
          </draw:path>
          <draw:path draw:style-name="gr4" draw:text-style-name="P4" draw:layer="layout" svg:width="0.057cm" svg:height="0.245cm" draw:transform="rotate (-1.05103727555099) translate (11.6234823124596cm 3.54943655062522cm)" svg:viewBox="0 0 58 246" svg:d="M58 123c0-19-3-49-17-77-14-30-36-46-38-46s-3 1-3 3l5 5c24 25 38 64 38 115 0 43-9 86-39 117-4 3-4 3-4 4s1 2 3 2 24-17 39-48c13-27 16-54 16-75z">
            <text:p/>
          </draw:path>
          <draw:path draw:style-name="gr4" draw:text-style-name="P4" draw:layer="layout" svg:width="0.096cm" svg:height="0.095cm" draw:transform="rotate (-1.05103727555099) translate (11.6320379665477cm 3.71635399418854cm)" svg:viewBox="0 0 97 96" svg:d="M97 48c0-26-23-48-49-48s-48 22-48 48 22 48 48 48 49-21 49-48zM48 86c-21 0-38-18-38-38 0-21 17-38 38-38s39 17 39 38-18 38-39 38z">
            <text:p/>
          </draw:path>
          <draw:path draw:style-name="gr4" draw:text-style-name="P4" draw:layer="layout" svg:width="0.175cm" svg:height="0.167cm" draw:transform="rotate (-1.05103727555099) translate (11.7686190229874cm 3.83824217385976cm)" svg:viewBox="0 0 176 168" svg:d="M66 87h24c18 0 20 5 20 12 0 2 0 4-1 11-1 2-1 3-1 3 0 2 1 4 3 4s2-1 3-6l13-53c2-3 2-3 2-4s-1-3-4-3c-2 0-2 1-3 5-5 19-11 24-32 24h-23l16-63c2-9 2-9 14-9h33c30 0 35 8 35 27 0 6 0 6 0 13-1 3-1 4-1 4 0 2 1 3 3 3s3-1 3-5l6-43c0-7-1-7-7-7h-121c-5 0-7 0-7 5 0 3 2 3 6 3 9 0 16 0 16 4 0 1 0 1-1 6l-33 130c-2 10-2 12-22 12-4 0-7 0-7 5 0 3 3 3 4 3 7 0 25-1 32-1 9 0 29 1 37 1 3 0 5 0 5-5 0-2-1-2-1-3-1 0-1 0-7 0s-7 0-13-1c-7 0-8-1-8-5 0 0 0-2 1-5z">
            <text:p/>
          </draw:path>
          <draw:path draw:style-name="gr4" draw:text-style-name="P4" draw:layer="layout" svg:width="0.057cm" svg:height="0.245cm" draw:transform="rotate (-1.05103727555099) translate (11.8863620164587cm 4.00882214859448cm)" svg:viewBox="0 0 58 246" svg:d="M58 244c0-1 0-1-5-6-31-30-38-77-38-115 0-43 9-85 40-116 3-4 3-4 3-4 0-2-1-3-3-3s-25 17-40 48c-12 27-15 55-15 75s3 49 16 77c16 31 37 46 39 46s3-1 3-2z">
            <text:p/>
          </draw:path>
          <draw:path draw:style-name="gr4" draw:text-style-name="P4" draw:layer="layout" svg:width="0.122cm" svg:height="0.223cm" draw:transform="rotate (-1.05103727555099) translate (11.9183838188843cm 4.08729418255911cm)" svg:viewBox="0 0 123 224" svg:d="M78 75h21c5 0 7 0 7-5 0-2-2-2-7-2h-20l6-29c0-5 4-22 5-25 2-5 7-8 12-8 1 0 7 0 12 4-11 1-13 10-13 13 0 6 4 8 9 8 6 0 13-4 13-14 0-11-11-17-21-17-8 0-24 4-31 29-2 5-2 7-9 39h-16c-5 0-8 0-8 4 0 3 2 3 7 3h16l-18 98c-5 23-9 46-22 46-1 0-7 0-12-4 11-1 13-10 13-14 0-5-4-9-9-9-6 0-13 6-13 16s11 16 21 16c13 0 24-14 28-23 8-16 13-46 14-48z">
            <text:p/>
          </draw:path>
          <draw:path draw:style-name="gr4" draw:text-style-name="P4" draw:layer="layout" svg:width="0.057cm" svg:height="0.245cm" draw:transform="rotate (-1.05103727555099) translate (12.0014588180773cm 4.20995526093287cm)" svg:viewBox="0 0 58 246" svg:d="M58 123c0-19-3-49-17-77-14-30-36-46-38-46s-3 1-3 3l5 5c24 25 38 64 38 115 0 43-9 86-39 117-4 3-4 3-4 4s1 2 3 2 24-17 39-48c13-27 16-54 16-75z">
            <text:p/>
          </draw:path>
        </draw:g>
        <draw:connector draw:style-name="gr2" draw:text-style-name="P2" draw:layer="layout" draw:type="curve" svg:x1="10.625cm" svg:y1="2.159cm" svg:x2="10.734cm" svg:y2="2.205cm" draw:start-shape="id4" draw:start-glue-point="5" draw:end-shape="id4" draw:end-glue-point="10" svg:d="M10625 2159c0-780 305-651 520-444s340 490-411 490" svg:viewBox="0 0 686 649">
          <text:p/>
        </draw:connector>
        <draw:connector draw:style-name="gr2" draw:text-style-name="P2" draw:layer="layout" draw:type="curve" svg:x1="13.172cm" svg:y1="3.242cm" svg:x2="13.217cm" svg:y2="3.351cm" draw:start-shape="id5" draw:start-glue-point="4" draw:end-shape="id5" draw:end-glue-point="9" svg:d="M13172 3242c0-753 282-627 488-412s335 521-443 521" svg:viewBox="0 0 646 687">
          <text:p/>
        </draw:connector>
        <draw:connector draw:style-name="gr2" draw:text-style-name="P2" draw:layer="layout" draw:type="curve" svg:x1="12.717cm" svg:y1="5.46cm" svg:x2="12.672cm" svg:y2="5.569cm" draw:start-shape="id6" draw:start-glue-point="11" draw:end-shape="id6" draw:end-glue-point="8" svg:d="M12717 5460c778 0 649 305 443 520s-488 340-488-411" svg:viewBox="0 0 646 686">
          <text:p/>
        </draw:connector>
        <draw:custom-shape draw:style-name="gr10" draw:text-style-name="P2" draw:layer="layout" svg:width="5.334cm" svg:height="5.715cm" svg:x="9.50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6§display§id_{F(a)}§svg§600§FALSE§</svg:desc>
          <draw:polygon draw:style-name="gr3" draw:text-style-name="P3" draw:layer="layout" svg:width="0.533cm" svg:height="0.22cm" svg:x="11.139cm" svg:y="1.453cm" svg:viewBox="0 0 534 221" draw:points="267,221 0,221 0,0 534,0 534,221">
            <text:p/>
          </draw:polygon>
          <draw:path draw:style-name="gr4" draw:text-style-name="P4" draw:layer="layout" svg:width="0.055cm" svg:height="0.141cm" svg:x="11.145cm" svg:y="1.459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11.22cm" svg:y="1.452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11.331cm" svg:y="1.537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11.467cm" svg:y="1.526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75cm" svg:height="0.066cm" svg:x="11.525cm" svg:y="1.571cm" svg:viewBox="0 0 76 67" svg:d="M54 9c-4-5-8-9-16-9-19 0-38 21-38 43 0 14 10 24 22 24 9 0 16-5 22-10 2 8 11 10 15 10 5 0 9-3 12-8 3-6 5-14 5-15s-2-1-2-1c-3 0-3 0-4 4-2 7-5 16-11 16-3 0-4-3-4-7 0-3 1-8 1-12 2-4 3-10 4-13l3-12c1-3 2-11 2-11 0-4-2-5-4-5-3 0-6 2-7 6zM44 47c-1 4-4 7-7 10-2 1-8 6-14 6s-11-4-11-14c0-8 4-25 8-30 6-12 14-15 18-15 11 0 14 12 14 13s0 2-1 2z">
            <text:p/>
          </draw:path>
          <draw:path draw:style-name="gr4" draw:text-style-name="P4" draw:layer="layout" svg:width="0.038cm" svg:height="0.147cm" svg:x="11.617cm" svg:y="1.526cm" svg:viewBox="0 0 39 148" svg:d="M3 0c-1 0-3 0-3 2 0 0 1 1 1 2 13 12 28 32 28 70 0 31-10 54-27 69-2 2-2 3-2 3 0 1 1 2 2 2 2 0 16-10 26-28 6-13 11-29 11-46 0-21-7-53-36-74z">
            <text:p/>
          </draw:path>
        </draw:g>
        <draw:g>
          <svg:title>TexMaths</svg:title>
          <svg:desc>6§display§id_{F(b)}§svg§600§FALSE§</svg:desc>
          <draw:polygon draw:style-name="gr3" draw:text-style-name="P3" draw:layer="layout" svg:width="0.516cm" svg:height="0.22cm" svg:x="13.74cm" svg:y="2.654cm" svg:viewBox="0 0 517 221" draw:points="259,221 0,221 0,0 517,0 517,221">
            <text:p/>
          </draw:polygon>
          <draw:path draw:style-name="gr4" draw:text-style-name="P4" draw:layer="layout" svg:width="0.055cm" svg:height="0.141cm" svg:x="13.746cm" svg:y="2.66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13.821cm" svg:y="2.653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13.932cm" svg:y="2.738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14.068cm" svg:y="2.727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6cm" svg:height="0.103cm" svg:x="14.127cm" svg:y="2.735cm" svg:viewBox="0 0 61 104" svg:d="M29 4l1-2c0-1-1-2-2-2-3 0-15 1-20 1-1 1-3 1-3 4 0 2 2 2 4 2 7 0 7 1 7 2s-1 7-2 11l-3 13c-2 5-10 38-10 40-1 3-1 5-1 7 0 15 10 24 22 24 19 0 39-19 39-42 0-17-12-24-23-24-8 0-14 4-19 8zM22 100c-7 0-11-6-11-15 0-5 1-11 5-27 1-3 1-3 4-6 5-7 12-10 18-10 5 0 11 4 11 14 0 6-4 21-8 30-4 7-12 14-19 14z">
            <text:p/>
          </draw:path>
          <draw:path draw:style-name="gr4" draw:text-style-name="P4" draw:layer="layout" svg:width="0.038cm" svg:height="0.147cm" svg:x="14.201cm" svg:y="2.727cm" svg:viewBox="0 0 39 148" svg:d="M3 0c-1 0-3 0-3 2 0 0 1 1 1 2 13 12 28 32 28 70 0 31-10 54-26 69-3 2-3 3-3 3 0 1 1 2 2 2 2 0 16-10 26-28 6-13 11-29 11-46 0-21-7-53-36-74z">
            <text:p/>
          </draw:path>
        </draw:g>
        <draw:g>
          <svg:title>TexMaths</svg:title>
          <svg:desc>6§display§id_{F(c)}§svg§600§FALSE§</svg:desc>
          <draw:polygon draw:style-name="gr3" draw:text-style-name="P3" draw:layer="layout" svg:width="0.517cm" svg:height="0.22cm" svg:x="13.24cm" svg:y="5.955cm" svg:viewBox="0 0 518 221" draw:points="259,221 0,221 0,0 518,0 518,221">
            <text:p/>
          </draw:polygon>
          <draw:path draw:style-name="gr4" draw:text-style-name="P4" draw:layer="layout" svg:width="0.055cm" svg:height="0.141cm" svg:x="13.246cm" svg:y="5.961cm" svg:viewBox="0 0 56 142" svg:d="M55 8c0-4-3-8-9-8-5 0-11 5-11 11 0 4 3 8 8 8s12-5 12-11zM38 87c3-6 3-7 5-12 1-4 3-7 3-11 0-10-7-18-18-18-20 0-28 31-28 33s2 2 2 2c3 0 3-1 4-4 6-19 14-26 22-26 1 0 5 0 5 7 0 4-2 9-2 11-2 5-12 30-15 39-2 5-5 13-5 17 0 10 7 17 17 17 21 0 28-30 28-32 0-3-1-3-2-3-2 0-2 1-4 5-3 13-10 25-21 25-4 0-6-1-6-6 0-6 2-9 7-22z">
            <text:p/>
          </draw:path>
          <draw:path draw:style-name="gr4" draw:text-style-name="P4" draw:layer="layout" svg:width="0.1cm" svg:height="0.148cm" svg:x="13.321cm" svg:y="5.954cm" svg:viewBox="0 0 101 149" svg:d="M101 2c0 0 0-2-3-2s-23 2-27 2c-1 0-3 2-3 5 0 2 2 2 5 2 10 0 11 1 11 4l-1 4-12 50c-4-8-10-14-20-14-25 0-51 32-51 62 0 20 11 34 28 34 4 0 15-1 28-16 2 9 9 16 19 16 8 0 13-4 16-12 3-7 6-20 6-21s-2-1-2-1c-3 0-3 0-3 3-4 14-8 27-16 27-6 0-7-6-7-10 0-5 1-7 1-10zM57 122c-1 3-1 4-4 8-10 11-18 15-24 15-11 0-14-12-14-20 0-11 7-37 12-46 7-13 16-21 25-21 13 0 16 18 16 19s0 2-1 3z">
            <text:p/>
          </draw:path>
          <draw:path draw:style-name="gr4" draw:text-style-name="P4" draw:layer="layout" svg:width="0.111cm" svg:height="0.1cm" svg:x="13.432cm" svg:y="6.039cm" svg:viewBox="0 0 112 101" svg:d="M41 53h15c12 0 14 2 14 6 0 3 0 3-2 8v1c0 2 1 2 3 2s2 0 2-3l9-32c0 0 0-2 0-3s-1-2-2-2c-3 0-3 1-3 4-3 12-7 13-21 13h-14l9-37c1-4 2-5 8-5h23c19 0 23 5 23 17 0 6-1 9-1 10s1 2 3 2 2-1 3-4l2-26c1-4 0-4-4-4h-79c-3 0-5 0-5 3 0 2 2 2 5 2 0 0 3 0 5 0 3 1 4 1 4 3 0 1-1 2-1 3l-20 78c-1 5-1 6-13 6-2 0-4 0-4 3 0 2 1 3 2 3 5 0 15-1 20-1h12c3 0 7 1 11 1 1 0 4 0 4-3s-2-3-6-3c0 0-4 0-8 0-3 0-4 0-4-3v-2z">
            <text:p/>
          </draw:path>
          <draw:path draw:style-name="gr4" draw:text-style-name="P4" draw:layer="layout" svg:width="0.038cm" svg:height="0.147cm" svg:x="13.568cm" svg:y="6.028cm" svg:viewBox="0 0 39 148" svg:d="M36 0c-29 20-36 51-36 74 0 21 6 53 36 74 1 0 3 0 3-2 0-1-1-1-2-2-20-18-27-43-27-70 0-40 16-60 28-70 0-1 1-2 1-2 0-2-2-2-3-2z">
            <text:p/>
          </draw:path>
          <draw:path draw:style-name="gr4" draw:text-style-name="P4" draw:layer="layout" svg:width="0.064cm" svg:height="0.066cm" svg:x="13.626cm" svg:y="6.073cm" svg:viewBox="0 0 65 67" svg:d="M56 8c-6 2-7 6-7 9 0 4 3 5 5 5 4 0 9-2 9-9 0-10-12-13-20-13-22 0-43 20-43 41 0 13 9 26 28 26 25 0 37-15 37-17 0-1-2-2-3-2s-1 0-3 1c-11 14-28 14-31 14-11 0-15-7-15-17 0-4 1-20 9-30 6-8 13-12 21-12 2 0 9 0 13 4z">
            <text:p/>
          </draw:path>
          <draw:path draw:style-name="gr4" draw:text-style-name="P4" draw:layer="layout" svg:width="0.038cm" svg:height="0.147cm" svg:x="13.702cm" svg:y="6.028cm" svg:viewBox="0 0 39 148" svg:d="M3 0c-1 0-3 0-3 2 0 0 1 1 1 2 13 12 28 32 28 70 0 31-10 54-27 69-2 2-2 3-2 3 0 1 1 2 2 2 2 0 16-10 26-28 6-13 11-29 11-46 0-21-7-53-36-74z">
            <text:p/>
          </draw:path>
        </draw:g>
        <draw:frame draw:style-name="gr7" draw:text-style-name="P5" draw:layer="layout" svg:width="0.908cm" svg:height="0.886cm" svg:x="11.905cm" svg:y="6.623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4T12:34:52.047453000</meta:creation-date>
    <dc:date>2016-02-25T14:48:45.873168406</dc:date>
    <meta:editing-duration>PT1H12M26S</meta:editing-duration>
    <meta:editing-cycles>17</meta:editing-cycles>
    <meta:generator>LibreOffice/5.0.5.2$Linux_X86_64 LibreOffice_project/00m0$Build-2</meta:generator>
    <meta:document-statistic meta:object-count="124"/>
  </office:meta>
</office:document-meta>
</file>